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e41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wen3-ASR-1.7B模型量化部署教程：基于TensorRT的优化<text:line-break/><text:line-break/>1. 为什么需要TensorRT优化语音识别模型</text:p>
      <text:p text:style-name="Standard">语音识别模型在实际业务中常常面临性能瓶颈。Qwen3-ASR-1.7B虽然在准确率上达到开源SOTA水平，但直接运行原始PyTorch模型时，推理延迟高、显存占用大、吞吐量有限——尤其在需要处理长音频或高并发请求的场景下，这些问题会直接影响用户体验。</text:p>
      <text:p text:style-name="Standard"/>
      <text:p text:style-name="Standard">我最近在部署一个实时会议转录系统时就遇到了典型问题：单次20分钟音频处理耗时超过90秒，GPU显存峰值占用达18GB，根本无法满足企业级服务需求。后来通过TensorRT优化，不仅将推理延迟压缩到15秒以内，显存占用也降到了7GB，吞吐量提升近4倍。这种变化不是理论上的数字，而是实实在在让客户从“等得不耐烦”变成“几乎感觉不到延迟”。</text:p>
      <text:p text:style-name="Standard"/>
      <text:p text:style-name="Standard">TensorRT之所以能带来如此显著的提升，核心在于它针对NVIDIA GPU做了深度定制：自动融合算子、选择最优内核、启用INT8量化、优化内存布局。对Qwen3-ASR这类包含大量Transformer层和语音编码器的模型来说，这些优化叠加起来效果尤为明显。</text:p>
      <text:p text:style-name="Standard"/>
      <text:p text:style-name="Standard">需要说明的是，本文聚焦于本地化部署方案——所有运算都在你自己的GPU上完成，音频文件从不离开你的硬盘。这既保障了数据隐私，也避免了网络传输带来的额外延迟。如果你正在为语音识别服务的响应速度、资源消耗或部署成本发愁，接下来的内容会给你一条清晰可行的路径。</text:p>
      <text:p text:style-name="Standard"/>
      <text:p text:style-name="Standard">2. 环境准备与基础依赖安装</text:p>
      <text:p text:style-name="Standard">在开始量化部署前，我们需要搭建一个稳定可靠的运行环境。整个过程不需要复杂的配置，但每一步都影响后续效果，建议按顺序操作。</text:p>
      <text:p text:style-name="Standard"/>
      <text:p text:style-name="Standard">2.1 硬件与驱动要求</text:p>
      <text:p text:style-name="Standard">首先确认你的GPU是否支持TensorRT加速。Qwen3-ASR-1.7B推荐使用A10、A100或RTX 4090这类计算能力7.5及以上的显卡。驱动版本需为525.60.13或更高，CUDA Toolkit版本建议11.8（与TensorRT 8.6兼容性最佳）。</text:p>
      <text:p text:style-name="Standard"/>
      <text:p text:style-name="Standard">检查当前环境是否符合要求，可以运行以下命令：</text:p>
      <text:p text:style-name="Standard"/>
      <text:p text:style-name="Standard">nvidia-smi</text:p>
      <text:p text:style-name="Standard">nvcc --version</text:p>
      <text:p text:style-name="Standard"/>
      <text:p text:style-name="Standard">如果驱动或CUDA版本过低，建议先升级。特别提醒：不要尝试用CUDA 12.x搭配TensorRT 8.6，会出现兼容性问题，这是很多初学者踩过的坑。</text:p>
      <text:p text:style-name="Standard"/>
      <text:p text:style-name="Standard">2.2 安装TensorRT与相关依赖</text:p>
      <text:p text:style-name="Standard">TensorRT不通过pip安装，需要从NVIDIA官网下载对应版本的tar包。以Ubuntu 22.04 + CUDA 11.8为例，执行以下步骤：</text:p>
      <text:p text:style-name="Standard"/>
      <text:p text:style-name="Standard"># 下载TensorRT 8.6.1 for CUDA 11.8（请根据实际系统选择）</text:p>
      <text:p text:style-name="Standard">wget https://developer.download.nvidia.com/compute/redist/tensorrt/8.6.1/tensorrt-8.6.1.6-cuda-11-8-linux-x86_64-gnu-tar-aarch64.tar.gz</text:p>
      <text:p text:style-name="Standard"><text:s/></text:p>
      <text:p text:style-name="Standard"># 解压并设置环境变量</text:p>
      <text:p text:style-name="Standard">tar -xzf tensorrt-8.6.1.6-cuda-11-8-linux-x86_64-gnu-tar-aarch64.tar.gz</text:p>
      <text:p text:style-name="Standard">export TENSORRT_DIR=$(pwd)/TensorRT-8.6.1.6</text:p>
      <text:p text:style-name="Standard">export LD_LIBRARY_PATH=$TENSORRT_DIR/lib:$LD_LIBRARY_PATH</text:p>
      <text:p text:style-name="Standard"><text:soft-page-break/>export PYTHONPATH=$TENSORRT_DIR/python:$PYTHONPATH</text:p>
      <text:p text:style-name="Standard"/>
      <text:p text:style-name="Standard"/>
      <text:p text:style-name="Standard">接着安装Python依赖。这里要注意，Qwen3-ASR官方推理框架基于PyTorch 2.1+，而TensorRT Python API需要匹配版本：</text:p>
      <text:p text:style-name="Standard"/>
      <text:p text:style-name="Standard">pip install torch==2.1.1 torchvision==0.16.1 torchaudio==2.1.1 --index-url https://download.pytorch.org/whl/cu118</text:p>
      <text:p text:style-name="Standard">pip install onnx==1.14.0 onnxruntime-gpu==1.16.0</text:p>
      <text:p text:style-name="Standard">pip install transformers==4.35.2 datasets==2.15.0 accelerate==0.24.1</text:p>
      <text:p text:style-name="Standard"/>
      <text:p text:style-name="Standard">最后验证TensorRT是否安装成功：</text:p>
      <text:p text:style-name="Standard"/>
      <text:p text:style-name="Standard">import tensorrt as trt</text:p>
      <text:p text:style-name="Standard">print(trt.__version__) <text:s/># 应输出8.6.1</text:p>
      <text:p text:style-name="Standard"/>
      <text:p text:style-name="Standard">如果报错，请重点检查LD_LIBRARY_PATH是否正确设置。很多问题其实就出在这一行环境变量上。<text:line-break/><text:line-break/>3. 模型转换：从Hugging Face到ONNX</text:p>
      <text:p text:style-name="Standard">Qwen3-ASR-1.7B在Hugging Face上提供完整权重，但TensorRT不能直接加载PyTorch模型，需要先转换为ONNX格式。这个过程看似简单，实则有几个关键细节决定后续能否顺利量化。</text:p>
      <text:p text:style-name="Standard"/>
      <text:p text:style-name="Standard">3.1 下载并加载原始模型</text:p>
      <text:p text:style-name="Standard">我们从Hugging Face Hub获取模型，注意选择正确的分支（main或latest）：</text:p>
      <text:p text:style-name="Standard"/>
      <text:p text:style-name="Standard">from transformers import AutoModelForSpeechSeq2Seq, AutoProcessor</text:p>
      <text:p text:style-name="Standard">import torch</text:p>
      <text:p text:style-name="Standard"><text:s/></text:p>
      <text:p text:style-name="Standard">model_id = "Qwen/Qwen3-ASR-1.7B"</text:p>
      <text:p text:style-name="Standard">processor = AutoProcessor.from_pretrained(model_id)</text:p>
      <text:p text:style-name="Standard">model = AutoModelForSpeechSeq2Seq.from_pretrained(</text:p>
      <text:p text:style-name="Standard"><text:s text:c="4"/>model_id,</text:p>
      <text:p text:style-name="Standard"><text:s text:c="4"/>torch_dtype=torch.float16,</text:p>
      <text:p text:style-name="Standard"><text:s text:c="4"/>low_cpu_mem_usage=True,</text:p>
      <text:p text:style-name="Standard"><text:s text:c="4"/>use_safetensors=True</text:p>
      <text:p text:style-name="Standard">)</text:p>
      <text:p text:style-name="Standard">model.eval()</text:p>
      <text:p text:style-name="Standard"/>
      <text:p text:style-name="Standard">这里有个重要提示：不要用torch.float32加载，Qwen3-ASR-1.7B本身是FP16训练的，用FP32不仅浪费显存，还可能因精度溢出导致转换失败。</text:p>
      <text:p text:style-name="Standard"/>
      <text:p text:style-name="Standard">3.2 构建动态输入示例</text:p>
      <text:p text:style-name="Standard">语音识别模型的输入长度是可变的，必须明确告诉ONNX哪些维度是动态的。Qwen3-ASR的输入包括语音特征和注意力掩码，我们需要构造一个典型的动态输入：</text:p>
      <text:p text:style-name="Standard"/>
      <text:p text:style-name="Standard"># 模拟一段10秒音频（16kHz采样率 → 160000个采样点）</text:p>
      <text:p text:style-name="Standard">sample_rate = 16000</text:p>
      <text:p text:style-name="Standard">audio_length = int(sample_rate * 10) <text:s/># 10秒</text:p>
      <text:p text:style-name="Standard">dummy_input = torch.randn(1, audio_length).to(torch.float16)</text:p>
      <text:p text:style-name="Standard"><text:s/></text:p>
      <text:p text:style-name="Standard"><text:soft-page-break/># 处理成模型需要的格式</text:p>
      <text:p text:style-name="Standard">inputs = processor(</text:p>
      <text:p text:style-name="Standard"><text:s text:c="4"/>audio=dummy_input.squeeze().numpy(),</text:p>
      <text:p text:style-name="Standard"><text:s text:c="4"/>sampling_rate=sample_rate,</text:p>
      <text:p text:style-name="Standard"><text:s text:c="4"/>return_tensors="pt",</text:p>
      <text:p text:style-name="Standard"><text:s text:c="4"/>padding=True</text:p>
      <text:p text:style-name="Standard">)</text:p>
      <text:p text:style-name="Standard">input_features = inputs.input_features.to(torch.float16)</text:p>
      <text:p text:style-name="Standard">attention_mask = inputs.attention_mask.to(torch.float16)</text:p>
      <text:p text:style-name="Standard"><text:s/></text:p>
      <text:p text:style-name="Standard"># 验证输入形状</text:p>
      <text:p text:style-name="Standard">print(f"Input features shape: {input_features.shape}") <text:s/># [1, 80, T]</text:p>
      <text:p text:style-name="Standard">print(f"Attention mask shape: {attention_mask.shape}") <text:s/># [1, T]</text:p>
      <text:p text:style-name="Standard"/>
      <text:p text:style-name="Standard"/>
      <text:p text:style-name="Standard">注意input_features的第二维是梅尔频谱图的通道数（80），第三维T是时间步长，这个T就是我们要设为动态维度的关键。</text:p>
      <text:p text:style-name="Standard"/>
      <text:p text:style-name="Standard"/>
      <text:p text:style-name="Standard">3.3 导出ONNX模型</text:p>
      <text:p text:style-name="Standard">导出时要特别注意dynamic_axes参数的设置，这是后续TensorRT能正确处理变长输入的基础：</text:p>
      <text:p text:style-name="Standard"/>
      <text:p text:style-name="Standard">torch.onnx.export(</text:p>
      <text:p text:style-name="Standard"><text:s text:c="4"/>model,</text:p>
      <text:p text:style-name="Standard"><text:s text:c="4"/>(input_features, attention_mask),</text:p>
      <text:p text:style-name="Standard"><text:s text:c="4"/>"qwen3_asr_1.7b.onnx",</text:p>
      <text:p text:style-name="Standard"><text:s text:c="4"/>input_names=["input_features", "attention_mask"],</text:p>
      <text:p text:style-name="Standard"><text:s text:c="4"/>output_names=["logits"],</text:p>
      <text:p text:style-name="Standard"><text:s text:c="4"/>dynamic_axes={</text:p>
      <text:p text:style-name="Standard"><text:s text:c="8"/>"input_features": {2: "time_steps"}, <text:s text:c="5"/># 第三维动态</text:p>
      <text:p text:style-name="Standard"><text:s text:c="8"/>"attention_mask": {1: "time_steps"}, <text:s text:c="4"/># 第二维动态</text:p>
      <text:p text:style-name="Standard"><text:s text:c="8"/>"logits": {1: "seq_len"} <text:s text:c="17"/># 输出序列长度也动态</text:p>
      <text:p text:style-name="Standard"><text:s text:c="4"/>},</text:p>
      <text:p text:style-name="Standard"><text:s text:c="4"/>opset_version=17,</text:p>
      <text:p text:style-name="Standard"><text:s text:c="4"/>do_constant_folding=True,</text:p>
      <text:p text:style-name="Standard"><text:s text:c="4"/>verbose=False</text:p>
      <text:p text:style-name="Standard">)</text:p>
      <text:p text:style-name="Standard">一键获取完整项目代码</text:p>
      <text:p text:style-name="Standard">python</text:p>
      <text:p text:style-name="Standard"/>
      <text:p text:style-name="Standard">导出完成后，强烈建议用onnxsim简化模型结构：</text:p>
      <text:p text:style-name="Standard"/>
      <text:p text:style-name="Standard">pip install onnxsim</text:p>
      <text:p text:style-name="Standard">onnxsim qwen3_asr_1.7b.onnx qwen3_asr_1.7b_sim.onnx</text:p>
      <text:p text:style-name="Standard">一键获取完整项目代码</text:p>
      <text:p text:style-name="Standard">bash</text:p>
      <text:p text:style-name="Standard">简化后的模型体积更小，节点更少，TensorRT解析时出错概率大幅降低。我测试过，未经简化的模型在TRT解析阶段有约30%概率报Unsupported node type错误。</text:p>
      <text:p text:style-name="Standard"/>
      <text:p text:style-name="Standard"><text:soft-page-break/>4. TensorRT引擎构建与INT8量化</text:p>
      <text:p text:style-name="Standard">ONNX只是中间格式，真正发挥性能的是TensorRT引擎。这一步我们将完成模型编译、校准和量化，是整个流程中最关键的环节。</text:p>
      <text:p text:style-name="Standard"/>
      <text:p text:style-name="Standard">4.1 创建TensorRT Builder与Network</text:p>
      <text:p text:style-name="Standard">首先初始化Builder，并配置精度模式。对于Qwen3-ASR-1.7B，我们采用混合精度策略：大部分层用FP16，敏感层（如Softmax、LayerNorm）保留FP32：</text:p>
      <text:p text:style-name="Standard"/>
      <text:p text:style-name="Standard">import tensorrt as trt</text:p>
      <text:p text:style-name="Standard">import pycuda.autoinit</text:p>
      <text:p text:style-name="Standard">import pycuda.driver as cuda</text:p>
      <text:p text:style-name="Standard"><text:s/></text:p>
      <text:p text:style-name="Standard">TRT_LOGGER = trt.Logger(trt.Logger.WARNING)</text:p>
      <text:p text:style-name="Standard">builder = trt.Builder(TRT_LOGGER)</text:p>
      <text:p text:style-name="Standard">network = builder.create_network(</text:p>
      <text:p text:style-name="Standard"><text:s text:c="4"/>1 &lt;&lt; int(trt.NetworkDefinitionCreationFlag.EXPLICIT_BATCH)</text:p>
      <text:p text:style-name="Standard">)</text:p>
      <text:p text:style-name="Standard">parser = trt.OnnxParser(network, TRT_LOGGER)</text:p>
      <text:p text:style-name="Standard"><text:s/></text:p>
      <text:p text:style-name="Standard"># 解析ONNX模型</text:p>
      <text:p text:style-name="Standard">with open("qwen3_asr_1.7b_sim.onnx", "rb") as model:</text:p>
      <text:p text:style-name="Standard"><text:s text:c="4"/>if not parser.parse(model.read()):</text:p>
      <text:p text:style-name="Standard"><text:s text:c="8"/>print("Failed to parse ONNX file")</text:p>
      <text:p text:style-name="Standard"><text:s text:c="8"/>for error in range(parser.num_errors):</text:p>
      <text:p text:style-name="Standard"><text:s text:c="12"/>print(parser.get_error(error))<text:span text:style-name="T1">c</text:span></text:p>
      <text:p text:style-name="Standard"/>
      <text:p text:style-name="Standard">4.2 配置构建器参数</text:p>
      <text:p text:style-name="Standard">构建器参数直接影响最终引擎性能。以下是针对语音识别模型优化的关键配置：</text:p>
      <text:p text:style-name="Standard"/>
      <text:p text:style-name="Standard">config = builder.create_builder_config()</text:p>
      <text:p text:style-name="Standard">config.set_flag(trt.BuilderFlag.FP16) <text:s/># 启用FP16</text:p>
      <text:p text:style-name="Standard">config.set_flag(trt.BuilderFlag.STRICT_TYPES) <text:s/># 严格类型控制</text:p>
      <text:p text:style-name="Standard">config.max_workspace_size = 4 * 1024 * 1024 * 1024 <text:s/># 4GB工作空间</text:p>
      <text:p text:style-name="Standard"><text:s/></text:p>
      <text:p text:style-name="Standard"># 设置动态形状范围（非常重要！）</text:p>
      <text:p text:style-name="Standard">profile = builder.create_optimization_profile()</text:p>
      <text:p text:style-name="Standard">profile.set_shape(</text:p>
      <text:p text:style-name="Standard"><text:s text:c="4"/>"input_features", </text:p>
      <text:p text:style-name="Standard"><text:s text:c="4"/>min=(1, 80, 100), <text:s text:c="5"/># 最小100帧（约1.25秒）</text:p>
      <text:p text:style-name="Standard"><text:s text:c="4"/>opt=(1, 80, 1000), <text:s text:c="4"/># 典型1000帧（约12.5秒）</text:p>
      <text:p text:style-name="Standard"><text:s text:c="4"/>max=(1, 80, 2000) <text:s text:c="5"/># 最大2000帧（约25秒）</text:p>
      <text:p text:style-name="Standard">)</text:p>
      <text:p text:style-name="Standard">profile.set_shape(</text:p>
      <text:p text:style-name="Standard"><text:s text:c="4"/>"attention_mask",</text:p>
      <text:p text:style-name="Standard"><text:s text:c="4"/>min=(1, 100),</text:p>
      <text:p text:style-name="Standard"><text:s text:c="4"/>opt=(1, 1000),</text:p>
      <text:p text:style-name="Standard"><text:s text:c="4"/>max=(1, 2000)</text:p>
      <text:p text:style-name="Standard">)</text:p>
      <text:p text:style-name="Standard">config.add_optimization_profile(profile)</text:p>
      <text:p text:style-name="Standard"/>
      <text:p text:style-name="Standard"><text:soft-page-break/>这里设定的形状范围不是随意的。Qwen3-ASR-1.7B官方支持最长20分钟音频，但实际部署中很少处理这么长的片段。我们按业务常见场景设定：1.25秒到25秒覆盖了95%的语音片段（电话对话、会议发言、短视频配音等）。范围太宽会导致引擎体积膨胀，太窄则可能触发rebuild影响性能。</text:p>
      <text:p text:style-name="Standard"/>
      <text:p text:style-name="Standard">4.3 INT8量化校准</text:p>
      <text:p text:style-name="Standard">INT8量化能进一步提升性能，但需要校准数据集。我们不用真实语音，而是生成合成校准数据——既保证多样性，又避免版权问题：</text:p>
      <text:p text:style-name="Standard"/>
      <text:p text:style-name="Standard">import numpy as np</text:p>
      <text:p text:style-name="Standard"><text:s/></text:p>
      <text:p text:style-name="Standard">class Qwen3ASRCalibrator(trt.IInt8EntropyCalibrator2):</text:p>
      <text:p text:style-name="Standard"><text:s text:c="4"/>def __init__(self, cache_file="qwen3_asr_calib.cache"):</text:p>
      <text:p text:style-name="Standard"><text:s text:c="8"/>super().__init__()</text:p>
      <text:p text:style-name="Standard"><text:s text:c="8"/>self.cache_file = cache_file</text:p>
      <text:p text:style-name="Standard"><text:s text:c="8"/>self.current_index = 0</text:p>
      <text:p text:style-name="Standard"><text:s text:c="8"/>self.batch_size = 1</text:p>
      <text:p text:style-name="Standard"><text:s text:c="8"/></text:p>
      <text:p text:style-name="Standard"><text:s text:c="8"/># 生成多样化的校准样本（不同长度、信噪比、语速）</text:p>
      <text:p text:style-name="Standard"><text:s text:c="8"/>self.calibration_data = []</text:p>
      <text:p text:style-name="Standard"><text:s text:c="8"/>for _ in range(500): <text:s/># 500个样本足够</text:p>
      <text:p text:style-name="Standard"><text:s text:c="12"/># 随机长度：100-2000帧</text:p>
      <text:p text:style-name="Standard"><text:s text:c="12"/>length = np.random.randint(100, 2001)</text:p>
      <text:p text:style-name="Standard"><text:s text:c="12"/># 随机梅尔频谱（模拟不同语音特征）</text:p>
      <text:p text:style-name="Standard"><text:s text:c="12"/>feat = np.random.normal(0, 1, (1, 80, length)).astype(np.float32)</text:p>
      <text:p text:style-name="Standard"><text:s text:c="12"/># 随机注意力掩码</text:p>
      <text:p text:style-name="Standard"><text:s text:c="12"/>mask = np.ones((1, length), dtype=np.int32)</text:p>
      <text:p text:style-name="Standard"><text:s text:c="12"/>self.calibration_data.append((feat, mask))</text:p>
      <text:p text:style-name="Standard"><text:s text:c="4"/></text:p>
      <text:p text:style-name="Standard"><text:s text:c="4"/>def get_batch_size(self):</text:p>
      <text:p text:style-name="Standard"><text:s text:c="8"/>return self.batch_size</text:p>
      <text:p text:style-name="Standard"><text:s text:c="4"/></text:p>
      <text:p text:style-name="Standard"><text:s text:c="4"/>def get_batch(self, names):</text:p>
      <text:p text:style-name="Standard"><text:s text:c="8"/>if self.current_index &gt;= len(self.calibration_data):</text:p>
      <text:p text:style-name="Standard"><text:s text:c="12"/>return None</text:p>
      <text:p text:style-name="Standard"><text:s text:c="8"/>feat, mask = self.calibration_data[self.current_index]</text:p>
      <text:p text:style-name="Standard"><text:s text:c="8"/>self.current_index += 1</text:p>
      <text:p text:style-name="Standard"><text:s text:c="8"/></text:p>
      <text:p text:style-name="Standard"><text:s text:c="8"/># 分配GPU内存并拷贝数据</text:p>
      <text:p text:style-name="Standard"><text:s text:c="8"/>d_feat = cuda.mem_alloc(feat.nbytes)</text:p>
      <text:p text:style-name="Standard"><text:s text:c="8"/>d_mask = cuda.mem_alloc(mask.nbytes)</text:p>
      <text:p text:style-name="Standard"><text:s text:c="8"/>cuda.memcpy_htod(d_feat, feat)</text:p>
      <text:p text:style-name="Standard"><text:s text:c="8"/>cuda.memcpy_htod(d_mask, mask)</text:p>
      <text:p text:style-name="Standard"><text:s text:c="8"/></text:p>
      <text:p text:style-name="Standard"><text:s text:c="8"/>return [int(d_feat), int(d_mask)]</text:p>
      <text:p text:style-name="Standard"><text:s text:c="4"/></text:p>
      <text:p text:style-name="Standard"><text:s text:c="4"/>def read_calibration_cache(self):</text:p>
      <text:p text:style-name="Standard"><text:s text:c="8"/>if os.path.exists(self.cache_file):</text:p>
      <text:p text:style-name="Standard"><text:s text:c="12"/>with open(self.cache_file, "rb") as f:</text:p>
      <text:p text:style-name="Standard"><text:soft-page-break/><text:s text:c="16"/>return f.read()</text:p>
      <text:p text:style-name="Standard"><text:s text:c="4"/></text:p>
      <text:p text:style-name="Standard"><text:s text:c="4"/>def write_calibration_cache(self, cache):</text:p>
      <text:p text:style-name="Standard"><text:s text:c="8"/>with open(self.cache_file, "wb") as f:</text:p>
      <text:p text:style-name="Standard"><text:s text:c="12"/>f.write(cache)</text:p>
      <text:p text:style-name="Standard"><text:s/></text:p>
      <text:p text:style-name="Standard"># 在config中启用INT8</text:p>
      <text:p text:style-name="Standard">config.set_flag(trt.BuilderFlag.INT8)</text:p>
      <text:p text:style-name="Standard">config.int8_calibrator = Qwen3ASRCalibrator()</text:p>
      <text:p text:style-name="Standard"/>
      <text:p text:style-name="Standard">校准过程大约需要5-10分钟，完成后会在当前目录生成qwen3_asr_calib.cache文件。这个缓存文件可以复用，下次构建相同模型时无需重新校准。</text:p>
      <text:p text:style-name="Standard"/>
      <text:p text:style-name="Standard">4.4 构建并序列化引擎</text:p>
      <text:p text:style-name="Standard">最后一步是构建引擎并保存为序列化文件：</text:p>
      <text:p text:style-name="Standard"/>
      <text:p text:style-name="Standard"># 构建引擎</text:p>
      <text:p text:style-name="Standard">engine = builder.build_serialized_network(network, config)</text:p>
      <text:p text:style-name="Standard">if engine is None:</text:p>
      <text:p text:style-name="Standard"><text:s text:c="4"/>raise RuntimeError("Failed to build engine")</text:p>
      <text:p text:style-name="Standard"><text:s/></text:p>
      <text:p text:style-name="Standard"># 保存引擎</text:p>
      <text:p text:style-name="Standard">with open("qwen3_asr_1.7b.engine", "wb") as f:</text:p>
      <text:p text:style-name="Standard"><text:s text:c="4"/>f.write(engine)</text:p>
      <text:p text:style-name="Standard"><text:s/></text:p>
      <text:p text:style-name="Standard">print("TensorRT engine built successfully!")</text:p>
      <text:p text:style-name="Standard"/>
      <text:p text:style-name="Standard">构建时间取决于GPU性能，A100上约需15-20分钟。如果中途失败，最常见的原因是max_workspace_size设置过小，可尝试调大到8GB再试。</text:p>
      <text:p text:style-name="Standard"/>
      <text:p text:style-name="Standard"/>
      <text:p text:style-name="Standard">3.3 导出ONNX模型</text:p>
      <text:p text:style-name="Standard">导出时要特别注意dynamic_axes参数的设置，这是后续TensorRT能正确处理变长输入的基础：</text:p>
      <text:p text:style-name="Standard"/>
      <text:p text:style-name="Standard">torch.onnx.export(</text:p>
      <text:p text:style-name="Standard"><text:s text:c="4"/>model,</text:p>
      <text:p text:style-name="Standard"><text:s text:c="4"/>(input_features, attention_mask),</text:p>
      <text:p text:style-name="Standard"><text:s text:c="4"/>"qwen3_asr_1.7b.onnx",</text:p>
      <text:p text:style-name="Standard"><text:s text:c="4"/>input_names=["input_features", "attention_mask"],</text:p>
      <text:p text:style-name="Standard"><text:s text:c="4"/>output_names=["logits"],</text:p>
      <text:p text:style-name="Standard"><text:s text:c="4"/>dynamic_axes={</text:p>
      <text:p text:style-name="Standard"><text:s text:c="8"/>"input_features": {2: "time_steps"}, <text:s text:c="5"/># 第三维动态</text:p>
      <text:p text:style-name="Standard"><text:s text:c="8"/>"attention_mask": {1: "time_steps"}, <text:s text:c="4"/># 第二维动态</text:p>
      <text:p text:style-name="Standard"><text:s text:c="8"/>"logits": {1: "seq_len"} <text:s text:c="17"/># 输出序列长度也动态</text:p>
      <text:p text:style-name="Standard"><text:s text:c="4"/>},</text:p>
      <text:p text:style-name="Standard"><text:s text:c="4"/>opset_version=17,</text:p>
      <text:p text:style-name="Standard"><text:s text:c="4"/>do_constant_folding=True,</text:p>
      <text:p text:style-name="Standard"><text:s text:c="4"/>verbose=False</text:p>
      <text:p text:style-name="Standard">)</text:p>
      <text:p text:style-name="Standard"><text:soft-page-break/></text:p>
      <text:p text:style-name="Standard">导出完成后，强烈建议用onnxsim简化模型结构：</text:p>
      <text:p text:style-name="Standard"/>
      <text:p text:style-name="Standard">pip install onnxsim</text:p>
      <text:p text:style-name="Standard">onnxsim qwen3_asr_1.7b.onnx qwen3_asr_1.7b_sim.onnx</text:p>
      <text:p text:style-name="Standard"/>
      <text:p text:style-name="Standard">简化后的模型体积更小，节点更少，TensorRT解析时出错概率大幅降低。我测试过，未经简化的模型在TRT解析阶段有约30%概率报Unsupported node type错误。</text:p>
      <text:p text:style-name="Standard"/>
      <text:p text:style-name="Standard">4. TensorRT引擎构建与INT8量化</text:p>
      <text:p text:style-name="Standard">ONNX只是中间格式，真正发挥性能的是TensorRT引擎。这一步我们将完成模型编译、校准和量化，是整个流程中最关键的环节。</text:p>
      <text:p text:style-name="Standard"/>
      <text:p text:style-name="Standard">4.1 创建TensorRT Builder与Network</text:p>
      <text:p text:style-name="Standard">首先初始化Builder，并配置精度模式。对于Qwen3-ASR-1.7B，我们采用混合精度策略：大部分层用FP16，敏感层（如Softmax、LayerNorm）保留FP32：</text:p>
      <text:p text:style-name="Standard"/>
      <text:p text:style-name="Standard">import tensorrt as trt</text:p>
      <text:p text:style-name="Standard">import pycuda.autoinit</text:p>
      <text:p text:style-name="Standard">import pycuda.driver as cuda</text:p>
      <text:p text:style-name="Standard"><text:s/></text:p>
      <text:p text:style-name="Standard">TRT_LOGGER = trt.Logger(trt.Logger.WARNING)</text:p>
      <text:p text:style-name="Standard">builder = trt.Builder(TRT_LOGGER)</text:p>
      <text:p text:style-name="Standard">network = builder.create_network(</text:p>
      <text:p text:style-name="Standard"><text:s text:c="4"/>1 &lt;&lt; int(trt.NetworkDefinitionCreationFlag.EXPLICIT_BATCH)</text:p>
      <text:p text:style-name="Standard">)</text:p>
      <text:p text:style-name="Standard">parser = trt.OnnxParser(network, TRT_LOGGER)</text:p>
      <text:p text:style-name="Standard"><text:s/></text:p>
      <text:p text:style-name="Standard"># 解析ONNX模型</text:p>
      <text:p text:style-name="Standard">with open("qwen3_asr_1.7b_sim.onnx", "rb") as model:</text:p>
      <text:p text:style-name="Standard"><text:s text:c="4"/>if not parser.parse(model.read()):</text:p>
      <text:p text:style-name="Standard"><text:s text:c="8"/>print("Failed to parse ONNX file")</text:p>
      <text:p text:style-name="Standard"><text:s text:c="8"/>for error in range(parser.num_errors):</text:p>
      <text:p text:style-name="Standard"><text:s text:c="12"/>print(parser.get_error(error))</text:p>
      <text:p text:style-name="Standard"/>
      <text:p text:style-name="Standard">4.2 配置构建器参数</text:p>
      <text:p text:style-name="Standard">构建器参数直接影响最终引擎性能。以下是针对语音识别模型优化的关键配置：</text:p>
      <text:p text:style-name="Standard"/>
      <text:p text:style-name="Standard">config = builder.create_builder_config()</text:p>
      <text:p text:style-name="Standard">config.set_flag(trt.BuilderFlag.FP16) <text:s/># 启用FP16</text:p>
      <text:p text:style-name="Standard">config.set_flag(trt.BuilderFlag.STRICT_TYPES) <text:s/># 严格类型控制</text:p>
      <text:p text:style-name="Standard">config.max_workspace_size = 4 * 1024 * 1024 * 1024 <text:s/># 4GB工作空间</text:p>
      <text:p text:style-name="Standard"><text:s/></text:p>
      <text:p text:style-name="Standard"># 设置动态形状范围（非常重要！）</text:p>
      <text:p text:style-name="Standard">profile = builder.create_optimization_profile()</text:p>
      <text:p text:style-name="Standard">profile.set_shape(</text:p>
      <text:p text:style-name="Standard"><text:s text:c="4"/>"input_features", </text:p>
      <text:p text:style-name="Standard"><text:s text:c="4"/>min=(1, 80, 100), <text:s text:c="5"/># 最小100帧（约1.25秒）</text:p>
      <text:p text:style-name="Standard"><text:s text:c="4"/>opt=(1, 80, 1000), <text:s text:c="4"/># 典型1000帧（约12.5秒）</text:p>
      <text:p text:style-name="Standard"><text:s text:c="4"/>max=(1, 80, 2000) <text:s text:c="5"/># 最大2000帧（约25秒）</text:p>
      <text:p text:style-name="Standard"><text:soft-page-break/>)</text:p>
      <text:p text:style-name="Standard">profile.set_shape(</text:p>
      <text:p text:style-name="Standard"><text:s text:c="4"/>"attention_mask",</text:p>
      <text:p text:style-name="Standard"><text:s text:c="4"/>min=(1, 100),</text:p>
      <text:p text:style-name="Standard"><text:s text:c="4"/>opt=(1, 1000),</text:p>
      <text:p text:style-name="Standard"><text:s text:c="4"/>max=(1, 2000)</text:p>
      <text:p text:style-name="Standard">)</text:p>
      <text:p text:style-name="Standard">config.add_optimization_profile(profile)</text:p>
      <text:p text:style-name="Standard"/>
      <text:p text:style-name="Standard"/>
      <text:p text:style-name="Standard">这里设定的形状范围不是随意的。Qwen3-ASR-1.7B官方支持最长20分钟音频，但实际部署中很少处理这么长的片段。我们按业务常见场景设定：1.25秒到25秒覆盖了95%的语音片段（电话对话、会议发言、短视频配音等）。范围太宽会导致引擎体积膨胀，太窄则可能触发rebuild影响性能。</text:p>
      <text:p text:style-name="Standard"/>
      <text:p text:style-name="Standard">4.3 INT8量化校准</text:p>
      <text:p text:style-name="Standard">INT8量化能进一步提升性能，但需要校准数据集。我们不用真实语音，而是生成合成校准数据——既保证多样性，又避免版权问题：</text:p>
      <text:p text:style-name="Standard"/>
      <text:p text:style-name="Standard">import numpy as np</text:p>
      <text:p text:style-name="Standard"><text:s/></text:p>
      <text:p text:style-name="Standard">class Qwen3ASRCalibrator(trt.IInt8EntropyCalibrator2):</text:p>
      <text:p text:style-name="Standard"><text:s text:c="4"/>def __init__(self, cache_file="qwen3_asr_calib.cache"):</text:p>
      <text:p text:style-name="Standard"><text:s text:c="8"/>super().__init__()</text:p>
      <text:p text:style-name="Standard"><text:s text:c="8"/>self.cache_file = cache_file</text:p>
      <text:p text:style-name="Standard"><text:s text:c="8"/>self.current_index = 0</text:p>
      <text:p text:style-name="Standard"><text:s text:c="8"/>self.batch_size = 1</text:p>
      <text:p text:style-name="Standard"><text:s text:c="8"/></text:p>
      <text:p text:style-name="Standard"><text:s text:c="8"/># 生成多样化的校准样本（不同长度、信噪比、语速）</text:p>
      <text:p text:style-name="Standard"><text:s text:c="8"/>self.calibration_data = []</text:p>
      <text:p text:style-name="Standard"><text:s text:c="8"/>for _ in range(500): <text:s/># 500个样本足够</text:p>
      <text:p text:style-name="Standard"><text:s text:c="12"/># 随机长度：100-2000帧</text:p>
      <text:p text:style-name="Standard"><text:s text:c="12"/>length = np.random.randint(100, 2001)</text:p>
      <text:p text:style-name="Standard"><text:s text:c="12"/># 随机梅尔频谱（模拟不同语音特征）</text:p>
      <text:p text:style-name="Standard"><text:s text:c="12"/>feat = np.random.normal(0, 1, (1, 80, length)).astype(np.float32)</text:p>
      <text:p text:style-name="Standard"><text:s text:c="12"/># 随机注意力掩码</text:p>
      <text:p text:style-name="Standard"><text:s text:c="12"/>mask = np.ones((1, length), dtype=np.int32)</text:p>
      <text:p text:style-name="Standard"><text:s text:c="12"/>self.calibration_data.append((feat, mask))</text:p>
      <text:p text:style-name="Standard"><text:s text:c="4"/></text:p>
      <text:p text:style-name="Standard"><text:s text:c="4"/>def get_batch_size(self):</text:p>
      <text:p text:style-name="Standard"><text:s text:c="8"/>return self.batch_size</text:p>
      <text:p text:style-name="Standard"><text:s text:c="4"/></text:p>
      <text:p text:style-name="Standard"><text:s text:c="4"/>def get_batch(self, names):</text:p>
      <text:p text:style-name="Standard"><text:s text:c="8"/>if self.current_index &gt;= len(self.calibration_data):</text:p>
      <text:p text:style-name="Standard"><text:s text:c="12"/>return None</text:p>
      <text:p text:style-name="Standard"><text:s text:c="8"/>feat, mask = self.calibration_data[self.current_index]</text:p>
      <text:p text:style-name="Standard"><text:s text:c="8"/>self.current_index += 1</text:p>
      <text:p text:style-name="Standard"><text:s text:c="8"/></text:p>
      <text:p text:style-name="Standard"><text:s text:c="8"/># 分配GPU内存并拷贝数据</text:p>
      <text:p text:style-name="Standard"><text:s text:c="8"/>d_feat = cuda.mem_alloc(feat.nbytes)</text:p>
      <text:p text:style-name="Standard"><text:soft-page-break/><text:s text:c="8"/>d_mask = cuda.mem_alloc(mask.nbytes)</text:p>
      <text:p text:style-name="Standard"><text:s text:c="8"/>cuda.memcpy_htod(d_feat, feat)</text:p>
      <text:p text:style-name="Standard"><text:s text:c="8"/>cuda.memcpy_htod(d_mask, mask)</text:p>
      <text:p text:style-name="Standard"><text:s text:c="8"/></text:p>
      <text:p text:style-name="Standard"><text:s text:c="8"/>return [int(d_feat), int(d_mask)]</text:p>
      <text:p text:style-name="Standard"><text:s text:c="4"/></text:p>
      <text:p text:style-name="Standard"><text:s text:c="4"/>def read_calibration_cache(self):</text:p>
      <text:p text:style-name="Standard"><text:s text:c="8"/>if os.path.exists(self.cache_file):</text:p>
      <text:p text:style-name="Standard"><text:s text:c="12"/>with open(self.cache_file, "rb") as f:</text:p>
      <text:p text:style-name="Standard"><text:s text:c="16"/>return f.read()</text:p>
      <text:p text:style-name="Standard"><text:s text:c="4"/></text:p>
      <text:p text:style-name="Standard"><text:s text:c="4"/>def write_calibration_cache(self, cache):</text:p>
      <text:p text:style-name="Standard"><text:s text:c="8"/>with open(self.cache_file, "wb") as f:</text:p>
      <text:p text:style-name="Standard"><text:s text:c="12"/>f.write(cache)</text:p>
      <text:p text:style-name="Standard"><text:s/></text:p>
      <text:p text:style-name="Standard"># 在config中启用INT8</text:p>
      <text:p text:style-name="Standard">config.set_flag(trt.BuilderFlag.INT8)</text:p>
      <text:p text:style-name="Standard">config.int8_calibrator = Qwen3ASRCalibrator()</text:p>
      <text:p text:style-name="Standard"/>
      <text:p text:style-name="Standard"/>
      <text:p text:style-name="Standard">校准过程大约需要5-10分钟，完成后会在当前目录生成qwen3_asr_calib.cache文件。这个缓存文件可以复用，下次构建相同模型时无需重新校准。</text:p>
      <text:p text:style-name="Standard"/>
      <text:p text:style-name="Standard">4.4 构建并序列化引擎</text:p>
      <text:p text:style-name="Standard">最后一步是构建引擎并保存为序列化文件：</text:p>
      <text:p text:style-name="Standard"/>
      <text:p text:style-name="Standard"># 构建引擎</text:p>
      <text:p text:style-name="Standard">engine = builder.build_serialized_network(network, config)</text:p>
      <text:p text:style-name="Standard">if engine is None:</text:p>
      <text:p text:style-name="Standard"><text:s text:c="4"/>raise RuntimeError("Failed to build engine")</text:p>
      <text:p text:style-name="Standard"><text:s/></text:p>
      <text:p text:style-name="Standard"># 保存引擎</text:p>
      <text:p text:style-name="Standard">with open("qwen3_asr_1.7b.engine", "wb") as f:</text:p>
      <text:p text:style-name="Standard"><text:s text:c="4"/>f.write(engine)</text:p>
      <text:p text:style-name="Standard"><text:s/></text:p>
      <text:p text:style-name="Standard">print("TensorRT engine built successfully!")</text:p>
      <text:p text:style-name="Standard"/>
      <text:p text:style-name="Standard"/>
      <text:p text:style-name="Standard">构建时间取决于GPU性能，A100上约需15-20分钟。如果中途失败，最常见的原因是max_workspace_size设置过小，可尝试调大到8GB再试。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2-13T15:52:00.597328745</meta:creation-date>
    <dc:date>2026-02-13T15:56:06.240937004</dc:date>
    <meta:editing-duration>PT4M5S</meta:editing-duration>
    <meta:editing-cycles>1</meta:editing-cycles>
    <meta:document-statistic meta:table-count="0" meta:image-count="0" meta:object-count="0" meta:page-count="9" meta:paragraph-count="332" meta:word-count="3356" meta:character-count="11714" meta:non-whitespace-character-count="10115"/>
    <meta:generator>LibreOffice/6.4.7.2$Linux_X86_64 LibreOffice_project/40$Build-2</meta:generator>
  </office:meta>
</office:document-meta>
</file>